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StatusTests.codeWithDeprecatedAlias( int code , HttpStatus expected , HttpStatus outda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ttpStatusTests.fromMapToEnu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StatusTests.codesWithAli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StatusTests.allStatusSeriesShouldMatchExpect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StatusTests.createStatusC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HttpStatusTests.fromEnumToMa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